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84c8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184c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officeooo:paragraph-rsid="0003157d"/>
    </style:style>
    <style:style style:name="P4" style:family="paragraph" style:parent-style-name="Standard">
      <style:paragraph-properties fo:text-align="start" style:justify-single-word="false"/>
      <style:text-properties officeooo:paragraph-rsid="000640c1"/>
    </style:style>
    <style:style style:name="P5" style:family="paragraph" style:parent-style-name="Standard">
      <style:paragraph-properties fo:text-align="start" style:justify-single-word="false"/>
      <style:text-properties officeooo:paragraph-rsid="00064d07"/>
    </style:style>
    <style:style style:name="P6" style:family="paragraph" style:parent-style-name="Standard">
      <style:paragraph-properties fo:text-align="start" style:justify-single-word="false"/>
      <style:text-properties officeooo:paragraph-rsid="000834eb"/>
    </style:style>
    <style:style style:name="P7" style:family="paragraph" style:parent-style-name="Standard">
      <style:paragraph-properties fo:text-align="start" style:justify-single-word="false"/>
      <style:text-properties officeooo:paragraph-rsid="0008ce53"/>
    </style:style>
    <style:style style:name="P8" style:family="paragraph" style:parent-style-name="Standard">
      <style:paragraph-properties fo:text-align="start" style:justify-single-word="false"/>
      <style:text-properties officeooo:paragraph-rsid="000a2999"/>
    </style:style>
    <style:style style:name="P9" style:family="paragraph" style:parent-style-name="Standard">
      <style:paragraph-properties fo:text-align="start" style:justify-single-word="false"/>
      <style:text-properties officeooo:paragraph-rsid="000b69ad"/>
    </style:style>
    <style:style style:name="P10" style:family="paragraph" style:parent-style-name="Standard">
      <style:paragraph-properties fo:text-align="start" style:justify-single-word="false"/>
      <style:text-properties officeooo:paragraph-rsid="000b76c2"/>
    </style:style>
    <style:style style:name="P11" style:family="paragraph" style:parent-style-name="Standard">
      <style:paragraph-properties fo:text-align="start" style:justify-single-word="false"/>
      <style:text-properties officeooo:paragraph-rsid="000cb587"/>
    </style:style>
    <style:style style:name="P12" style:family="paragraph" style:parent-style-name="Standard">
      <style:paragraph-properties fo:text-align="start" style:justify-single-word="false"/>
      <style:text-properties officeooo:paragraph-rsid="000dc76b"/>
    </style:style>
    <style:style style:name="P13" style:family="paragraph" style:parent-style-name="Standard">
      <style:paragraph-properties fo:text-align="start" style:justify-single-word="false"/>
      <style:text-properties officeooo:paragraph-rsid="000e0cec"/>
    </style:style>
    <style:style style:name="P14" style:family="paragraph" style:parent-style-name="Standard">
      <style:paragraph-properties fo:text-align="center" style:justify-single-word="false" fo:break-before="page"/>
      <style:text-properties officeooo:paragraph-rsid="000184c8"/>
    </style:style>
    <style:style style:name="T1" style:family="text">
      <style:text-properties officeooo:rsid="000184c8"/>
    </style:style>
    <style:style style:name="T2" style:family="text">
      <style:text-properties officeooo:rsid="0003157d"/>
    </style:style>
    <style:style style:name="T3" style:family="text">
      <style:text-properties officeooo:rsid="0004e649"/>
    </style:style>
    <style:style style:name="T4" style:family="text">
      <style:text-properties officeooo:rsid="000640c1"/>
    </style:style>
    <style:style style:name="T5" style:family="text">
      <style:text-properties officeooo:rsid="00064d07"/>
    </style:style>
    <style:style style:name="T6" style:family="text">
      <style:text-properties officeooo:rsid="000834eb"/>
    </style:style>
    <style:style style:name="T7" style:family="text">
      <style:text-properties officeooo:rsid="0008ce53"/>
    </style:style>
    <style:style style:name="T8" style:family="text">
      <style:text-properties officeooo:rsid="000a2999"/>
    </style:style>
    <style:style style:name="T9" style:family="text">
      <style:text-properties officeooo:rsid="000b69ad"/>
    </style:style>
    <style:style style:name="T10" style:family="text">
      <style:text-properties officeooo:rsid="000b76c2"/>
    </style:style>
    <style:style style:name="T11" style:family="text">
      <style:text-properties officeooo:rsid="000cb587"/>
    </style:style>
    <style:style style:name="T12" style:family="text">
      <style:text-properties officeooo:rsid="000dc76b"/>
    </style:style>
    <style:style style:name="T13" style:family="text">
      <style:text-properties officeooo:rsid="000e0c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Trabalho de Inteligência computacional</text:span></text:p>
      <text:p text:style-name="P2"><text:span text:style-name="T1">Aluno: Edson Leonardo Neves de Siqueira</text:span></text:p>
      <text:p text:style-name="P2"><text:span text:style-name="T1">Matrícula: 20121102353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4"><text:span text:style-name="T1">Regras de Produção</text:span></text:p>
      <text:p text:style-name="P3"><text:span text:style-name="T2">Regras de primeiras jogadas:</text:span></text:p>
      <text:p text:style-name="P1"><text:span text:style-name="T1"/></text:p>
      <text:p text:style-name="P4"><text:span text:style-name="T1">01 – </text:span></text:p>
      <text:p text:style-name="P4"><text:span text:style-name="T1"><text:tab/></text:span><text:span text:style-name="T4">s</text:span><text:span text:style-name="T2">e casa 11 != "X" and casa 11 = “” então:</text:span></text:p>
      <text:p text:style-name="P4"><text:span text:style-name="T2"><text:tab/><text:tab/><text:tab/><text:tab/><text:tab/><text:tab/>joga </text:span><text:span text:style-name="T4">"</text:span><text:span text:style-name="T2">11</text:span><text:span text:style-name="T4">";</text:span></text:p>
      <text:p text:style-name="P3"><text:span text:style-name="T2"/></text:p>
      <text:p text:style-name="P4"><text:span text:style-name="T2">02 </text:span><text:bookmark-start text:name="__DdeLink__2_2023679927"/><text:span text:style-name="T2">– </text:span><text:bookmark-end text:name="__DdeLink__2_2023679927"/></text:p>
      <text:p text:style-name="P4"><text:span text:style-name="T2"><text:tab/></text:span><text:span text:style-name="T4">s</text:span><text:span text:style-name="T2">e jogada = 11 então:</text:span></text:p>
      <text:p text:style-name="P4"><text:span text:style-name="T2"><text:tab/><text:tab/><text:tab/><text:tab/>joga </text:span><text:span text:style-name="T4">"</text:span><text:span text:style-name="T2">02</text:span><text:span text:style-name="T4">";</text:span></text:p>
      <text:p text:style-name="P3"><text:span text:style-name="T2"/></text:p>
      <text:p text:style-name="P3"><text:span text:style-name="T2"/></text:p>
      <text:p text:style-name="P3"><text:span text:style-name="T2">Regras de vitórias(se puder ganhar, ganha):</text:span></text:p>
      <text:p text:style-name="P3"><text:span text:style-name="T2"/></text:p>
      <text:p text:style-name="P4"><text:span text:style-name="T2">03 – <text:s/></text:span></text:p>
      <text:p text:style-name="P4"><text:span text:style-name="T2"><text:tab/></text:span><text:span text:style-name="T4">s</text:span><text:span text:style-name="T2">e casa 00 ="O" and casa 01 = "O" and casa 02 = “” então:</text:span></text:p>
      <text:p text:style-name="P4"><text:span text:style-name="T2"><text:tab/><text:tab/><text:tab/><text:tab/><text:tab/><text:tab/><text:tab/><text:tab/><text:tab/>joga </text:span><text:span text:style-name="T4">"</text:span><text:span text:style-name="T2">02</text:span><text:span text:style-name="T4">";</text:span></text:p>
      <text:p text:style-name="P4"><text:span text:style-name="T2"><text:s text:c="8"/><text:tab/></text:span></text:p>
      <text:p text:style-name="P4"><text:span text:style-name="T2"><text:tab/>se não se casa 01 = "O" and casa 02 = "O" and casa 00 = “” então:</text:span></text:p>
      <text:p text:style-name="P4"><text:span text:style-name="T2"><text:tab/><text:tab/><text:tab/><text:tab/><text:tab/><text:tab/><text:tab/><text:tab/> <text:s text:c="11"/>joga </text:span><text:span text:style-name="T4">"</text:span><text:span text:style-name="T2">00</text:span><text:span text:style-name="T4">";</text:span></text:p>
      <text:p text:style-name="P4"><text:span text:style-name="T2"><text:s text:c="8"/><text:tab/></text:span></text:p>
      <text:p text:style-name="P4"><text:span text:style-name="T2"><text:tab/>se não se casa 00 ="O" and casa 02 = "O" and casa 01 = “” então</text:span></text:p>
      <text:p text:style-name="P4"><text:span text:style-name="T2"><text:tab/><text:tab/><text:tab/><text:tab/><text:tab/><text:tab/><text:tab/><text:tab/><text:tab/>joga </text:span><text:span text:style-name="T4">"</text:span><text:span text:style-name="T2">01</text:span><text:span text:style-name="T4">";</text:span></text:p>
      <text:p text:style-name="P4"><text:span text:style-name="T2"/></text:p>
      <text:p text:style-name="P4"><text:span text:style-name="T4">04 – </text:span></text:p>
      <text:p text:style-name="P4"><text:span text:style-name="T4"><text:tab/>se casa 10 = "O" and casa11 = "O" and casa 12 = “” então:</text:span></text:p>
      <text:p text:style-name="P4"><text:span text:style-name="T4"><text:s text:c="12"/><text:tab/><text:tab/><text:tab/><text:tab/><text:tab/><text:tab/><text:tab/><text:tab/>joga "12";</text:span></text:p>
      <text:p text:style-name="P4"><text:span text:style-name="T4"><text:s text:c="8"/><text:tab/></text:span><text:span text:style-name="T5">se</text:span><text:span text:style-name="T4"> não se casa 11 = "O" and casa 12 ="O" and casa 10 = “” então:</text:span></text:p>
      <text:p text:style-name="P5"><text:span text:style-name="T4"><text:s text:c="12"/><text:tab/><text:tab/><text:tab/><text:tab/><text:tab/><text:tab/><text:tab/><text:tab/>joga "10</text:span><text:bookmark-start text:name="__DdeLink__5_2023679927"/><text:span text:style-name="T4">"</text:span><text:bookmark-end text:name="__DdeLink__5_2023679927"/><text:span text:style-name="T4">;</text:span></text:p>
      <text:p text:style-name="P5"><text:span text:style-name="T4"/></text:p>
      <text:p text:style-name="P5"><text:span text:style-name="T5">05 –</text:span></text:p>
      <text:p text:style-name="P5"><text:span text:style-name="T5"><text:tab/>se casa 20 = "O" and casa 21 = "O" and casa 22 = “” então:</text:span></text:p>
      <text:p text:style-name="P5"><text:span text:style-name="T5"><text:tab/><text:tab/><text:tab/><text:tab/><text:tab/><text:tab/><text:tab/> <text:s text:c="11"/><text:tab/>joga "22";</text:span></text:p>
      <text:p text:style-name="P5"><text:span text:style-name="T5"><text:s text:c="8"/><text:tab/>se não se casa 21 = "O" and casa 22 = "O" and casa 20 = “” então:</text:span></text:p>
      <text:p text:style-name="P5"><text:span text:style-name="T5"><text:tab/><text:tab/><text:tab/><text:tab/><text:tab/><text:tab/><text:tab/> <text:s text:c="11"/><text:tab/>joga "20";</text:span></text:p>
      <text:p text:style-name="P5"><text:span text:style-name="T5"><text:s text:c="8"/><text:tab/>se não se casa 20 = "O" and casa 22 = "O" and casa 21 = “” então:</text:span></text:p>
      <text:p text:style-name="P6"><text:span text:style-name="T5"><text:tab/><text:tab/><text:tab/><text:tab/><text:tab/><text:tab/><text:tab/> <text:s text:c="11"/><text:tab/></text:span><text:span text:style-name="T6">joga</text:span><text:span text:style-name="T5"> "21";</text:span></text:p>
      <text:p text:style-name="P6"><text:span text:style-name="T5"/></text:p>
      <text:p text:style-name="P6"><text:span text:style-name="T6">06 –</text:span></text:p>
      <text:p text:style-name="P6"><text:span text:style-name="T6"><text:tab/>se <text:s/>casa 00 = "O" and casa 10 = "O" and casa 20 = “” então:</text:span></text:p>
      <text:p text:style-name="P6"><text:span text:style-name="T6"><text:tab/><text:tab/><text:tab/><text:tab/><text:tab/><text:tab/><text:tab/><text:tab/><text:tab/>joga "20";</text:span></text:p>
      <text:p text:style-name="P6"><text:span text:style-name="T6"><text:s text:c="8"/><text:tab/>se não se casa 10 = "O" and casa20 = "O" and casa 00 = “” então: </text:span></text:p>
      <text:p text:style-name="P6"><text:span text:style-name="T6"><text:s text:c="12"/><text:tab/><text:tab/><text:tab/><text:tab/><text:tab/><text:tab/><text:tab/><text:tab/>joga "00";</text:span></text:p>
      <text:p text:style-name="P6"><text:span text:style-name="T6"><text:s text:c="8"/><text:tab/>se não se casa 00 = "O" and casa 20 = "O" and casa10 = “” então:</text:span></text:p>
      <text:p text:style-name="P6"><text:span text:style-name="T6"><text:tab/><text:tab/><text:tab/><text:tab/><text:tab/><text:tab/><text:tab/><text:tab/> <text:s text:c="11"/>joga "10";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>07 –</text:span></text:p>
      <text:p text:style-name="P6"><text:span text:style-name="T6"><text:tab/> se casa 01 = "O" and casa 11 = "O" and casa 21 = “” então:</text:span></text:p>
      <text:p text:style-name="P6"><text:span text:style-name="T6"><text:tab/><text:tab/><text:tab/><text:tab/><text:tab/><text:tab/><text:tab/><text:tab/> <text:s text:c="11"/>joga "21";</text:span></text:p>
      <text:p text:style-name="P6"><text:span text:style-name="T6"><text:s text:c="8"/><text:tab/>se não se casa 11 = "O" and casa 21 = "O" and casa 01 = “” então:</text:span></text:p>
      <text:p text:style-name="P6"><text:span text:style-name="T6"><text:tab/><text:tab/><text:tab/><text:tab/><text:tab/><text:tab/><text:tab/><text:tab/> <text:s text:c="11"/>joga "01";</text:span></text:p>
      <text:p text:style-name="P6"><text:span text:style-name="T6"/></text:p>
      <text:p text:style-name="P6"><text:span text:style-name="T6">08 –</text:span></text:p>
      <text:p text:style-name="P6"><text:span text:style-name="T6"><text:tab/>se casa 02 = "O" and casa 12 = "O" and casa 22 = “” então:</text:span></text:p>
      <text:p text:style-name="P6"><text:span text:style-name="T6"><text:tab/><text:tab/><text:tab/><text:tab/><text:tab/><text:tab/><text:tab/><text:tab/><text:tab/>joga "22";</text:span></text:p>
      <text:p text:style-name="P6"><text:span text:style-name="T6"><text:s text:c="8"/><text:tab/>se não se casa 12 = "O" and casa 22 = "O" and casa 02 = “” então:</text:span></text:p>
      <text:p text:style-name="P6"><text:span text:style-name="T6"><text:tab/><text:tab/><text:tab/><text:tab/><text:tab/><text:tab/><text:tab/><text:tab/> <text:s text:c="11"/>joga "02";</text:span></text:p>
      <text:p text:style-name="P6"><text:span text:style-name="T6"><text:s text:c="8"/><text:tab/>se não se casa 02 = "O" and <text:s/>casa 22 = "O" and casa 12 = “” então:</text:span></text:p>
      <text:p text:style-name="P6"><text:span text:style-name="T6"><text:tab/><text:tab/><text:tab/><text:tab/><text:tab/><text:tab/><text:tab/><text:tab/> <text:s text:c="11"/>joga "12";</text:span></text:p>
      <text:p text:style-name="P3"><text:span text:style-name="T2"/></text:p>
      <text:p text:style-name="P7"><text:span text:style-name="T7">09 –</text:span></text:p>
      <text:p text:style-name="P7"><text:span text:style-name="T7"><text:tab/>se casa 00 = "O" and casa11 = "O" and casa 22 = “” então:</text:span></text:p>
      <text:p text:style-name="P7"><text:span text:style-name="T7"><text:tab/> <text:s text:c="11"/><text:tab/><text:tab/><text:tab/><text:tab/><text:tab/><text:tab/><text:tab/>joga "22";</text:span></text:p>
      <text:p text:style-name="P7"><text:span text:style-name="T7"><text:s text:c="8"/><text:tab/>se não se casa 11 = "O" and casa 22 = "O" and <text:s/>casa 00 = “” então: </text:span></text:p>
      <text:p text:style-name="P7"><text:span text:style-name="T7"><text:tab/><text:tab/><text:tab/><text:tab/><text:tab/><text:tab/><text:tab/><text:tab/> <text:s text:c="11"/>joga "00";</text:span></text:p>
      <text:p text:style-name="P7"><text:span text:style-name="T7"/></text:p>
      <text:p text:style-name="P7"><text:span text:style-name="T7">10 –</text:span></text:p>
      <text:p text:style-name="P7"><text:span text:style-name="T7"><text:tab/>se casa 02 = "O" and casa 11 = "O" and casa 20 = “” então:</text:span></text:p>
      <text:p text:style-name="P7"><text:span text:style-name="T7"><text:tab/><text:tab/><text:tab/><text:tab/><text:tab/><text:tab/><text:tab/> <text:s text:c="11"/><text:tab/>joga "20";</text:span></text:p>
      <text:p text:style-name="P7"><text:span text:style-name="T7"><text:s text:c="8"/><text:tab/>se casa 20 = "O" and casa 11 = "O" and casa 02 = “” então:</text:span></text:p>
      <text:p text:style-name="P7"><text:span text:style-name="T7"><text:tab/><text:tab/><text:tab/><text:tab/><text:tab/><text:tab/><text:tab/><text:tab/> <text:s text:c="10"/>joga "02";</text:span></text:p>
      <text:p text:style-name="P7"><text:span text:style-name="T7"/></text:p>
      <text:p text:style-name="P7"><text:span text:style-name="T7">11 –</text:span></text:p>
      <text:p text:style-name="P7"><text:span text:style-name="T7"><text:tab/>se jogada = "01" and casa 02 = “” então:</text:span></text:p>
      <text:p text:style-name="P8"><text:span text:style-name="T7"><text:s text:c="12"/><text:tab/><text:tab/><text:tab/><text:tab/><text:tab/>joga "02";</text:span></text:p>
      <text:p text:style-name="P8"><text:span text:style-name="T7"/></text:p>
      <text:p text:style-name="P8"><text:span text:style-name="T8">12 –</text:span></text:p>
      <text:p text:style-name="P8"><text:span text:style-name="T8"><text:tab/>se casa 11 = "O" and jogada = "02" and casa 12 = “” and casa 21 = "X" então:</text:span></text:p>
      <text:p text:style-name="P8"><text:span text:style-name="T8"><text:tab/><text:tab/><text:tab/><text:tab/><text:tab/> <text:s text:c="11"/><text:tab/><text:tab/><text:tab/><text:tab/><text:tab/>joga "12";</text:span></text:p>
      <text:p text:style-name="P8"><text:span text:style-name="T8"/></text:p>
      <text:p text:style-name="P8"><text:span text:style-name="T8">13 –</text:span></text:p>
      <text:p text:style-name="P8"><text:span text:style-name="T8"><text:tab/>se jogada = "02" and casa 01 = “” and casa 12 = “” and casa 22 = “” então:</text:span></text:p>
      <text:p text:style-name="P8"><text:span text:style-name="T8"><text:s text:c="12"/><text:tab/><text:tab/><text:tab/><text:tab/><text:tab/><text:tab/><text:tab/><text:tab/><text:tab/><text:tab/>joga "01";</text:span></text:p>
      <text:p text:style-name="P8"><text:span text:style-name="T8"/></text:p>
      <text:p text:style-name="P8"><text:span text:style-name="T8">14 –</text:span></text:p>
      <text:p text:style-name="P8"><text:span text:style-name="T8"><text:tab/>se jogada = "10" and casa 20 = “” and casa 11 = "O" então:</text:span></text:p>
      <text:p text:style-name="P8"><text:span text:style-name="T8"><text:tab/><text:tab/><text:tab/><text:tab/><text:tab/><text:tab/><text:tab/><text:tab/> <text:s text:c="10"/><text:tab/>joga "20";</text:span></text:p>
      <text:p text:style-name="P8"><text:span text:style-name="T8"/></text:p>
      <text:p text:style-name="P9"><text:span text:style-name="T9">15 –</text:span></text:p>
      <text:p text:style-name="P9"><text:span text:style-name="T9"><text:tab/>se jogada = "12" and casa 02 = “” então:</text:span></text:p>
      <text:p text:style-name="P9"><text:span text:style-name="T9"><text:tab/><text:tab/><text:tab/><text:tab/><text:tab/><text:tab/><text:tab/>joga "02";</text:span></text:p>
      <text:p text:style-name="P9"><text:span text:style-name="T9"/></text:p>
      <text:p text:style-name="P9"><text:span text:style-name="T9">16 –</text:span></text:p>
      <text:p text:style-name="P9"><text:span text:style-name="T9"><text:tab/>se casa 11 = "O" and jogada = "20" and casa 21 = “” and casa 12 = "X" and casa 22 = “” <text:tab/><text:tab/>então:</text:span></text:p>
      <text:p text:style-name="P9"><text:span text:style-name="T9"><text:tab/><text:tab/><text:tab/>joga "21";</text:span></text:p>
      <text:p text:style-name="P9"><text:span text:style-name="T9"/></text:p>
      <text:p text:style-name="P9"><text:span text:style-name="T9"/></text:p>
      <text:p text:style-name="P10"><text:soft-page-break/><text:span text:style-name="T10">17 –</text:span></text:p>
      <text:p text:style-name="P10"><text:span text:style-name="T10"><text:tab/>se jogada = "20" and casa 10 = “” and casa 11 = "O" and (casa 22 != "X") então:</text:span></text:p>
      <text:p text:style-name="P10"><text:span text:style-name="T10"><text:tab/><text:tab/> <text:s text:c="11"/><text:tab/><text:tab/><text:tab/><text:tab/><text:tab/><text:tab/><text:tab/><text:tab/><text:tab/>joga "10";</text:span></text:p>
      <text:p text:style-name="P10"><text:span text:style-name="T10"/></text:p>
      <text:p text:style-name="P10"><text:span text:style-name="T10">18 –</text:span></text:p>
      <text:p text:style-name="P10"><text:span text:style-name="T10"><text:tab/>se jogada = "21" and casa 20 = “” and casa 02 = "X" então:</text:span></text:p>
      <text:p text:style-name="P10"><text:span text:style-name="T10"><text:tab/><text:tab/><text:tab/><text:tab/><text:tab/><text:tab/><text:tab/><text:tab/> <text:s text:c="11"/>joga "12";</text:span></text:p>
      <text:p text:style-name="P10"><text:span text:style-name="T10"/></text:p>
      <text:p text:style-name="P10"><text:span text:style-name="T10">19 –</text:span></text:p>
      <text:p text:style-name="P10"><text:span text:style-name="T10"><text:tab/>se jogada = "21" and casa 20 = “” and casa 11 = "O" então:</text:span></text:p>
      <text:p text:style-name="P10"><text:span text:style-name="T10"><text:tab/><text:tab/><text:tab/><text:tab/><text:tab/><text:tab/><text:tab/><text:tab/> <text:s text:c="11"/>joga "20";</text:span></text:p>
      <text:p text:style-name="P10"><text:span text:style-name="T10">20 –</text:span></text:p>
      <text:p text:style-name="P10"><text:span text:style-name="T10"><text:tab/>se jogada = "22" and casa 00 = "X" and casa 01 = “” and (casa 20 “= "X") então:</text:span></text:p>
      <text:p text:style-name="P10"><text:span text:style-name="T10"><text:tab/><text:tab/><text:tab/><text:tab/><text:tab/><text:tab/><text:tab/><text:tab/><text:tab/><text:tab/><text:tab/> <text:s text:c="10"/>joga "01";</text:span></text:p>
      <text:p text:style-name="P10"><text:span text:style-name="T10"/></text:p>
      <text:p text:style-name="P10"><text:span text:style-name="T10">21 –</text:span></text:p>
      <text:p text:style-name="P10"><text:span text:style-name="T10"><text:tab/>se jogada = "22" and casa 02 = “” and (casa 20 != "X") and casa 21 = “” então:</text:span></text:p>
      <text:p text:style-name="P10"><text:span text:style-name="T10"><text:tab/><text:tab/><text:tab/><text:tab/><text:tab/><text:tab/><text:tab/><text:tab/><text:tab/><text:tab/> <text:s text:c="11"/>joga "02";</text:span></text:p>
      <text:p text:style-name="P10"><text:span text:style-name="T10"/></text:p>
      <text:p text:style-name="P10"><text:span text:style-name="T10">22 –</text:span></text:p>
      <text:p text:style-name="P10"><text:span text:style-name="T10"><text:tab/>se jogada = "10" and casa 02 = "O" and casa 11 = "O" and casa 20 = “” então:</text:span></text:p>
      <text:p text:style-name="P10"><text:span text:style-name="T10"><text:s/><text:tab/><text:tab/><text:tab/><text:tab/><text:tab/><text:tab/><text:tab/><text:tab/><text:tab/><text:tab/> <text:s text:c="10"/>joga "20";</text:span></text:p>
      <text:p text:style-name="P11"><text:span text:style-name="T11"/></text:p>
      <text:p text:style-name="P11"><text:span text:style-name="T11">23 –</text:span></text:p>
      <text:p text:style-name="P11"><text:span text:style-name="T11"><text:tab/>se jogada = "12" and casa 02 = "O" and casa 11 = "O" and casa 20 = “” então:</text:span></text:p>
      <text:p text:style-name="P11"><text:span text:style-name="T11"><text:tab/><text:tab/><text:tab/><text:tab/><text:tab/><text:tab/><text:tab/><text:tab/><text:tab/><text:tab/> <text:s text:c="11"/>joga "20";</text:span></text:p>
      <text:p text:style-name="P11"><text:span text:style-name="T11"/></text:p>
      <text:p text:style-name="P11"><text:span text:style-name="T11">24 –</text:span></text:p>
      <text:p text:style-name="P11"><text:span text:style-name="T11"><text:tab/>se jogada = "22" and casa 02 = "O" and casa 11 = "O" and casa 20 = “” então:</text:span></text:p>
      <text:p text:style-name="P11"><text:span text:style-name="T11"><text:tab/><text:tab/><text:tab/><text:tab/><text:tab/><text:tab/><text:tab/><text:tab/><text:tab/><text:tab/> <text:s text:c="11"/>joga "20";</text:span></text:p>
      <text:p text:style-name="P11"><text:span text:style-name="T11"/></text:p>
      <text:p text:style-name="P11"><text:span text:style-name="T11">25 –</text:span></text:p>
      <text:p text:style-name="P11"><text:span text:style-name="T11"><text:tab/>se jogada = "21" and casa 20 = "X" and casa 22 = “” então:</text:span></text:p>
      <text:p text:style-name="P11"><text:span text:style-name="T11"><text:tab/><text:tab/><text:tab/><text:tab/><text:tab/><text:tab/><text:tab/><text:tab/> <text:s text:c="11"/>joga "22";</text:span></text:p>
      <text:p text:style-name="P12"><text:span text:style-name="T12">26 –</text:span></text:p>
      <text:p text:style-name="P12"><text:span text:style-name="T12"><text:tab/>se jogada = "22" and casa 20 = "X" and casa 21 = “” então:</text:span></text:p>
      <text:p text:style-name="P12"><text:span text:style-name="T12"><text:s text:c="12"/><text:tab/><text:tab/><text:tab/><text:tab/><text:tab/><text:tab/><text:tab/><text:tab/>joga "21";</text:span></text:p>
      <text:p text:style-name="P12"><text:span text:style-name="T12"/></text:p>
      <text:p text:style-name="P13"><text:span text:style-name="T13">27 –</text:span></text:p>
      <text:p text:style-name="P13"><text:span text:style-name="T13"><text:tab/>regraSe22e20Ocupada</text:span></text:p>
      <text:p text:style-name="P8"><text:span text:style-name="T8"><text:tab/></text:span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neves </meta:initial-creator>
    <meta:creation-date>2013-09-17T15:23:29</meta:creation-date>
    <dc:date>2013-09-17T18:08:59</dc:date>
    <dc:creator>leonardoneves </dc:creator>
    <meta:editing-duration>PT2H37M50S</meta:editing-duration>
    <meta:editing-cycles>12</meta:editing-cycles>
    <meta:generator>LibreOffice/4.0.2.2$Linux_x86 LibreOffice_project/400m0$Build-2</meta:generator>
    <meta:document-statistic meta:table-count="0" meta:image-count="0" meta:object-count="0" meta:page-count="4" meta:paragraph-count="113" meta:word-count="760" meta:character-count="3884" meta:non-whitespace-character-count="2386"/>
  </office:meta>
</office:document-meta>
</file>